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23.83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</style:style>
    <style:style style:name="ce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Default" style:data-style-name="N84"/>
    <style:style style:name="ce37" style:family="table-cell" style:parent-style-name="Default" style:data-style-name="N50"/>
    <style:style style:name="ce6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Default">
      <style:table-cell-properties fo:border="0.99pt solid #000000"/>
    </style:style>
    <style:style style:name="ce40" style:family="table-cell" style:parent-style-name="Default" style:data-style-name="N10002"/>
    <style:style style:name="ce41" style:family="table-cell" style:parent-style-name="Default" style:data-style-name="N10002">
      <style:table-cell-properties fo:border="0.99pt solid #000000"/>
    </style:style>
    <style:style style:name="ce13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Default">
      <style:table-cell-properties fo:border-bottom="none" fo:border-left="none" fo:border-right="2.01pt solid #000000" fo:border-top="none"/>
    </style:style>
    <style:style style:name="ce44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</style:style>
    <style:style style:name="ce47" style:family="table-cell" style:parent-style-name="Default" style:data-style-name="N10002">
      <style:table-cell-properties style:text-align-source="fix" style:repeat-content="false"/>
      <style:paragraph-properties fo:text-align="justify" fo:margin-left="0mm"/>
    </style:style>
    <style:style style:name="ce2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order-bottom="none" fo:border-left="2.01pt solid #000000" fo:border-right="none" fo:border-top="none"/>
    </style:style>
    <style:style style:name="ce25" style:family="table-cell" style:parent-style-name="Default">
      <style:table-cell-properties fo:border-bottom="2.01pt solid #000000" fo:border-left="2.01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2.01pt solid #000000"/>
    </style:style>
    <style:style style:name="ce27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2.01pt solid #000000" fo:border-top="2.01pt solid #000000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 style:data-style-name="N110">
      <style:table-cell-properties fo:border-bottom="none" fo:border-left="none" fo:border-right="2.01pt solid #000000" fo:border-top="none"/>
    </style:style>
    <style:style style:name="ce33" style:family="table-cell" style:parent-style-name="Default" style:data-style-name="N110">
      <style:table-cell-properties fo:border-bottom="2.01pt solid #000000" fo:border-left="none" fo:border-right="2.01pt solid #000000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filtered" table:style-name="ta1">
        <table:table-column table:style-name="co1" table:default-cell-style-name="ce37"/>
        <table:table-column table:style-name="co2" table:number-columns-repeated="3" table:default-cell-style-name="Default"/>
        <table:table-column table:style-name="co2" table:number-columns-repeated="2" table:default-cell-style-name="ce40"/>
        <table:table-column table:style-name="co2" table:number-columns-repeated="4" table:default-cell-style-name="Default"/>
        <table:table-column table:style-name="co1" table:default-cell-style-name="ce37"/>
        <table:table-column table:style-name="co2" table:number-columns-repeated="3" table:default-cell-style-name="Default"/>
        <table:table-column table:style-name="co2" table:default-cell-style-name="ce40"/>
        <table:table-column table:style-name="co2" table:default-cell-style-name="ce47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alanceador com Round Robin</text:p>
          </table:table-cell>
          <table:covered-table-cell table:number-columns-repeated="8" table:style-name="ce6"/>
          <table:covered-table-cell table:style-name="ce13"/>
          <table:table-cell table:style-name="ce17" office:value-type="string" calcext:value-type="string" table:number-columns-spanned="10" table:number-rows-spanned="1">
            <text:p>Balanceador com endereço IP de origem</text:p>
          </table:table-cell>
          <table:covered-table-cell table:number-columns-repeated="8" table:style-name="ce6"/>
          <table:covered-table-cell table:style-name="ce1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ce14"/>
          <table:table-cell table:style-name="ce18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ce14"/>
          <table:table-cell table:number-columns-repeated="2"/>
        </table:table-row>
        <table:table-row table:style-name="ro1">
          <table:table-cell table:style-name="ce3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style-name="ce39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22:44" calcext:value-type="date">
            <text:p>2018-06-30</text:p>
          </table:table-cell>
          <table:table-cell office:value-type="float" office:value="46689" calcext:value-type="float">
            <text:p>46689</text:p>
          </table:table-cell>
          <table:table-cell office:value-type="string" calcext:value-type="string">
            <text:p>59.51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84.56" calcext:value-type="float">
            <text:p>784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47</text:p>
          </table:table-cell>
          <table:table-cell office:value-type="float" office:value="46689" calcext:value-type="float">
            <text:p>46689</text:p>
          </table:table-cell>
          <table:table-cell office:value-type="float" office:value="10" calcext:value-type="float">
            <text:p>10</text:p>
          </table:table-cell>
          <table:table-cell table:style-name="ce36" office:value-type="date" office:date-value="2018-06-30T01:29:07" calcext:value-type="date">
            <text:p>2018-06-30</text:p>
          </table:table-cell>
          <table:table-cell office:value-type="float" office:value="45926" calcext:value-type="float">
            <text:p>45926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67.22" calcext:value-type="float">
            <text:p>767.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70</text:p>
          </table:table-cell>
          <table:table-cell office:value-type="float" office:value="45926" calcext:value-type="float">
            <text:p>459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28:44" calcext:value-type="date">
            <text:p>2018-06-30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770.27" calcext:value-type="float">
            <text:p>770.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73</text:p>
          </table:table-cell>
          <table:table-cell office:value-type="float" office:value="46162" calcext:value-type="float">
            <text:p>46162</text:p>
          </table:table-cell>
          <table:table-cell office:value-type="float" office:value="31" calcext:value-type="float">
            <text:p>31</text:p>
          </table:table-cell>
          <table:table-cell table:style-name="ce36" office:value-type="date" office:date-value="2018-06-30T01:35:07" calcext:value-type="date">
            <text:p>2018-06-30</text:p>
          </table:table-cell>
          <table:table-cell office:value-type="float" office:value="47205" calcext:value-type="float">
            <text:p>47205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87.14" calcext:value-type="float">
            <text:p>787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6</text:p>
          </table:table-cell>
          <table:table-cell office:value-type="float" office:value="47205" calcext:value-type="float">
            <text:p>47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34:44" calcext:value-type="date">
            <text:p>2018-06-30</text:p>
          </table:table-cell>
          <table:table-cell office:value-type="float" office:value="45599" calcext:value-type="float">
            <text:p>45599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760.49" calcext:value-type="float">
            <text:p>760.4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5.68</text:p>
          </table:table-cell>
          <table:table-cell office:value-type="float" office:value="45599" calcext:value-type="float">
            <text:p>45599</text:p>
          </table:table-cell>
          <table:table-cell office:value-type="float" office:value="75" calcext:value-type="float">
            <text:p>75</text:p>
          </table:table-cell>
          <table:table-cell table:style-name="ce36" office:value-type="date" office:date-value="2018-06-30T01:41:07" calcext:value-type="date">
            <text:p>2018-06-30</text:p>
          </table:table-cell>
          <table:table-cell office:value-type="float" office:value="47244" calcext:value-type="float">
            <text:p>47244</text:p>
          </table:table-cell>
          <table:table-cell office:value-type="string" calcext:value-type="string">
            <text:p>59.96</text:p>
          </table:table-cell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.38</text:p>
          </table:table-cell>
          <table:table-cell office:value-type="float" office:value="787.93" calcext:value-type="float">
            <text:p>787.9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6.83</text:p>
          </table:table-cell>
          <table:table-cell office:value-type="float" office:value="47244" calcext:value-type="float">
            <text:p>472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40:44" calcext:value-type="date">
            <text:p>2018-06-30</text:p>
          </table:table-cell>
          <table:table-cell office:value-type="float" office:value="44637" calcext:value-type="float">
            <text:p>44637</text:p>
          </table:table-cell>
          <table:table-cell office:value-type="string" calcext:value-type="string">
            <text:p>59.99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744.07" calcext:value-type="float">
            <text:p>744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17</text:p>
          </table:table-cell>
          <table:table-cell office:value-type="float" office:value="44637" calcext:value-type="float">
            <text:p>44637</text:p>
          </table:table-cell>
          <table:table-cell office:value-type="float" office:value="71" calcext:value-type="float">
            <text:p>71</text:p>
          </table:table-cell>
          <table:table-cell table:style-name="ce36" office:value-type="date" office:date-value="2018-06-30T01:47:07" calcext:value-type="date">
            <text:p>2018-06-30</text:p>
          </table:table-cell>
          <table:table-cell office:value-type="float" office:value="45768" calcext:value-type="float">
            <text:p>45768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763.31" calcext:value-type="float">
            <text:p>763.3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6.37</text:p>
          </table:table-cell>
          <table:table-cell office:value-type="float" office:value="45768" calcext:value-type="float">
            <text:p>45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46:44" calcext:value-type="date">
            <text:p>2018-06-30</text:p>
          </table:table-cell>
          <table:table-cell office:value-type="float" office:value="45475" calcext:value-type="float">
            <text:p>45475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59.06" calcext:value-type="float">
            <text:p>759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3.70</text:p>
          </table:table-cell>
          <table:table-cell office:value-type="float" office:value="45475" calcext:value-type="float">
            <text:p>45475</text:p>
          </table:table-cell>
          <table:table-cell office:value-type="float" office:value="99" calcext:value-type="float">
            <text:p>99</text:p>
          </table:table-cell>
          <table:table-cell table:style-name="ce36" office:value-type="date" office:date-value="2018-06-30T01:53:07" calcext:value-type="date">
            <text:p>2018-06-30</text:p>
          </table:table-cell>
          <table:table-cell office:value-type="float" office:value="46022" calcext:value-type="float">
            <text:p>4602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767.55" calcext:value-type="float">
            <text:p>767.5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81</text:p>
          </table:table-cell>
          <table:table-cell office:value-type="float" office:value="46022" calcext:value-type="float">
            <text:p>4602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52:44" calcext:value-type="date">
            <text:p>2018-06-30</text:p>
          </table:table-cell>
          <table:table-cell office:value-type="float" office:value="46514" calcext:value-type="float">
            <text:p>46514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0.74</text:p>
          </table:table-cell>
          <table:table-cell office:value-type="float" office:value="776.01" calcext:value-type="float">
            <text:p>776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6.22</text:p>
          </table:table-cell>
          <table:table-cell office:value-type="float" office:value="46514" calcext:value-type="float">
            <text:p>46514</text:p>
          </table:table-cell>
          <table:table-cell office:value-type="float" office:value="222" calcext:value-type="float">
            <text:p>222</text:p>
          </table:table-cell>
          <table:table-cell table:style-name="ce36" office:value-type="date" office:date-value="2018-06-30T01:59:07" calcext:value-type="date">
            <text:p>2018-06-30</text:p>
          </table:table-cell>
          <table:table-cell office:value-type="float" office:value="44224" calcext:value-type="float">
            <text:p>44224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office:value-type="float" office:value="737.56" calcext:value-type="float">
            <text:p>737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36</text:p>
          </table:table-cell>
          <table:table-cell office:value-type="float" office:value="44224" calcext:value-type="float">
            <text:p>4422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0:58:44" calcext:value-type="date">
            <text:p>2018-06-30</text:p>
          </table:table-cell>
          <table:table-cell office:value-type="float" office:value="43822" calcext:value-type="float">
            <text:p>43822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float" office:value="731.22" calcext:value-type="float">
            <text:p>731.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5.87</text:p>
          </table:table-cell>
          <table:table-cell office:value-type="float" office:value="43822" calcext:value-type="float">
            <text:p>43822</text:p>
          </table:table-cell>
          <table:table-cell office:value-type="float" office:value="353" calcext:value-type="float">
            <text:p>353</text:p>
          </table:table-cell>
          <table:table-cell table:style-name="ce36" office:value-type="date" office:date-value="2018-06-30T02:05:07" calcext:value-type="date">
            <text:p>2018-06-30</text:p>
          </table:table-cell>
          <table:table-cell office:value-type="float" office:value="44513" calcext:value-type="float">
            <text:p>44513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742.87" calcext:value-type="float">
            <text:p>742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4.17</text:p>
          </table:table-cell>
          <table:table-cell office:value-type="float" office:value="44513" calcext:value-type="float">
            <text:p>4451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1:04:44" calcext:value-type="date">
            <text:p>2018-06-30</text:p>
          </table:table-cell>
          <table:table-cell office:value-type="float" office:value="41577" calcext:value-type="float">
            <text:p>41577</text:p>
          </table:table-cell>
          <table:table-cell office:value-type="string" calcext:value-type="string">
            <text:p>59.89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694.22" calcext:value-type="float">
            <text:p>694.2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38.82</text:p>
          </table:table-cell>
          <table:table-cell office:value-type="float" office:value="41577" calcext:value-type="float">
            <text:p>41577</text:p>
          </table:table-cell>
          <table:table-cell office:value-type="float" office:value="307" calcext:value-type="float">
            <text:p>307</text:p>
          </table:table-cell>
          <table:table-cell table:style-name="ce36" office:value-type="date" office:date-value="2018-06-30T02:11:07" calcext:value-type="date">
            <text:p>2018-06-30</text:p>
          </table:table-cell>
          <table:table-cell office:value-type="float" office:value="43589" calcext:value-type="float">
            <text:p>43589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727.33" calcext:value-type="float">
            <text:p>727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5.76</text:p>
          </table:table-cell>
          <table:table-cell office:value-type="float" office:value="43589" calcext:value-type="float">
            <text:p>43589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1:10:44" calcext:value-type="date">
            <text:p>2018-06-30</text:p>
          </table:table-cell>
          <table:table-cell office:value-type="float" office:value="42958" calcext:value-type="float">
            <text:p>42958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1.16" calcext:value-type="float">
            <text:p>1.16</text:p>
          </table:table-cell>
          <table:table-cell office:value-type="float" office:value="717.16" calcext:value-type="float">
            <text:p>717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9.28</text:p>
          </table:table-cell>
          <table:table-cell office:value-type="float" office:value="42958" calcext:value-type="float">
            <text:p>42958</text:p>
          </table:table-cell>
          <table:table-cell office:value-type="float" office:value="327" calcext:value-type="float">
            <text:p>327</text:p>
          </table:table-cell>
          <table:table-cell table:style-name="ce36" office:value-type="date" office:date-value="2018-06-30T02:17:07" calcext:value-type="date">
            <text:p>2018-06-30</text:p>
          </table:table-cell>
          <table:table-cell office:value-type="float" office:value="42399" calcext:value-type="float">
            <text:p>42399</text:p>
          </table:table-cell>
          <table:table-cell office:value-type="string" calcext:value-type="string">
            <text:p>59.82</text:p>
          </table:table-cell>
          <table:table-cell office:value-type="float" office:value="8" calcext:value-type="float">
            <text:p>8</text:p>
          </table:table-cell>
          <table:table-cell office:value-type="float" office:value="1.17" calcext:value-type="float">
            <text:p>1.17</text:p>
          </table:table-cell>
          <table:table-cell office:value-type="float" office:value="708.78" calcext:value-type="float">
            <text:p>708.7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0.36</text:p>
          </table:table-cell>
          <table:table-cell office:value-type="float" office:value="42399" calcext:value-type="float">
            <text:p>42399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table:style-name="ce36" office:value-type="date" office:date-value="2018-06-30T01:16:44" calcext:value-type="date">
            <text:p>2018-06-30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27" calcext:value-type="float">
            <text:p>1.27</text:p>
          </table:table-cell>
          <table:table-cell office:value-type="float" office:value="713.65" calcext:value-type="float">
            <text:p>713.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04.52</text:p>
          </table:table-cell>
          <table:table-cell office:value-type="float" office:value="42776" calcext:value-type="float">
            <text:p>42776</text:p>
          </table:table-cell>
          <table:table-cell office:value-type="float" office:value="411" calcext:value-type="float">
            <text:p>411</text:p>
          </table:table-cell>
          <table:table-cell table:style-name="ce36" office:value-type="date" office:date-value="2018-06-30T02:23:07" calcext:value-type="date">
            <text:p>2018-06-30</text:p>
          </table:table-cell>
          <table:table-cell office:value-type="float" office:value="43796" calcext:value-type="float">
            <text:p>43796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731.52" calcext:value-type="float">
            <text:p>73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04.57</text:p>
          </table:table-cell>
          <table:table-cell office:value-type="float" office:value="43796" calcext:value-type="float">
            <text:p>43796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ce14"/>
          <table:table-cell table:style-name="ce18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style-name="Default"/>
          <table:covered-table-cell table:style-name="ce40"/>
          <table:covered-table-cell table:number-columns-repeated="3"/>
          <table:covered-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style-name="ce39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office:value-type="date" office:date-value="2018-06-30T00:22:44" calcext:value-type="date">
            <text:p>30/06/18 00:22</text:p>
          </table:table-cell>
          <table:table-cell office:value-type="float" office:value="48138" calcext:value-type="float">
            <text:p>48138</text:p>
          </table:table-cell>
          <table:table-cell office:value-type="string" calcext:value-type="string">
            <text:p>59.44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09.86" calcext:value-type="float">
            <text:p>809.8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28</text:p>
          </table:table-cell>
          <table:table-cell office:value-type="float" office:value="48138" calcext:value-type="float">
            <text:p>48138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30T01:29:07" calcext:value-type="date">
            <text:p>30/06/18 01:29</text:p>
          </table:table-cell>
          <table:table-cell office:value-type="float" office:value="46058" calcext:value-type="float">
            <text:p>46058</text:p>
          </table:table-cell>
          <table:table-cell office:value-type="string" calcext:value-type="string">
            <text:p>59.80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70.2" calcext:value-type="float">
            <text:p>770.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10</text:p>
          </table:table-cell>
          <table:table-cell office:value-type="float" office:value="46058" calcext:value-type="float">
            <text:p>460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8-06-30T00:28:44" calcext:value-type="date">
            <text:p>30/06/18 00:28</text:p>
          </table:table-cell>
          <table:table-cell office:value-type="float" office:value="47690" calcext:value-type="float">
            <text:p>47690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95.23" calcext:value-type="float">
            <text:p>795.2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3</text:p>
          </table:table-cell>
          <table:table-cell office:value-type="float" office:value="47690" calcext:value-type="float">
            <text:p>47690</text:p>
          </table:table-cell>
          <table:table-cell office:value-type="float" office:value="49" calcext:value-type="float">
            <text:p>49</text:p>
          </table:table-cell>
          <table:table-cell office:value-type="date" office:date-value="2018-06-30T01:35:07" calcext:value-type="date">
            <text:p>30/06/18 01:35</text:p>
          </table:table-cell>
          <table:table-cell office:value-type="float" office:value="47444" calcext:value-type="float">
            <text:p>47444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91.39" calcext:value-type="float">
            <text:p>791.3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7.67</text:p>
          </table:table-cell>
          <table:table-cell office:value-type="float" office:value="47444" calcext:value-type="float">
            <text:p>47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date" office:date-value="2018-06-30T00:34:44" calcext:value-type="date">
            <text:p>30/06/18 00:34</text:p>
          </table:table-cell>
          <table:table-cell office:value-type="float" office:value="45514" calcext:value-type="float">
            <text:p>45514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758.95" calcext:value-type="float">
            <text:p>758.9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3.20</text:p>
          </table:table-cell>
          <table:table-cell office:value-type="float" office:value="45514" calcext:value-type="float">
            <text:p>45514</text:p>
          </table:table-cell>
          <table:table-cell office:value-type="float" office:value="76" calcext:value-type="float">
            <text:p>76</text:p>
          </table:table-cell>
          <table:table-cell office:value-type="date" office:date-value="2018-06-30T01:41:07" calcext:value-type="date">
            <text:p>30/06/18 01:41</text:p>
          </table:table-cell>
          <table:table-cell office:value-type="float" office:value="47742" calcext:value-type="float">
            <text:p>47742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796.5" calcext:value-type="float">
            <text:p>796.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4.27</text:p>
          </table:table-cell>
          <table:table-cell office:value-type="float" office:value="47742" calcext:value-type="float">
            <text:p>477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8-06-30T00:40:44" calcext:value-type="date">
            <text:p>30/06/18 00:40</text:p>
          </table:table-cell>
          <table:table-cell office:value-type="float" office:value="43510" calcext:value-type="float">
            <text:p>43510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725.65" calcext:value-type="float">
            <text:p>725.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8.64</text:p>
          </table:table-cell>
          <table:table-cell office:value-type="float" office:value="43510" calcext:value-type="float">
            <text:p>43510</text:p>
          </table:table-cell>
          <table:table-cell office:value-type="float" office:value="84" calcext:value-type="float">
            <text:p>84</text:p>
          </table:table-cell>
          <table:table-cell office:value-type="date" office:date-value="2018-06-30T01:47:07" calcext:value-type="date">
            <text:p>30/06/18 01:47</text:p>
          </table:table-cell>
          <table:table-cell office:value-type="float" office:value="46905" calcext:value-type="float">
            <text:p>46905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0</text:p>
          </table:table-cell>
          <table:table-cell office:value-type="float" office:value="782.4" calcext:value-type="float">
            <text:p>782.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33</text:p>
          </table:table-cell>
          <table:table-cell office:value-type="float" office:value="46905" calcext:value-type="float">
            <text:p>46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8-06-30T00:46:44" calcext:value-type="date">
            <text:p>30/06/18 00:46</text:p>
          </table:table-cell>
          <table:table-cell office:value-type="float" office:value="45566" calcext:value-type="float">
            <text:p>45566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760.45" calcext:value-type="float">
            <text:p>760.4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1.49</text:p>
          </table:table-cell>
          <table:table-cell office:value-type="float" office:value="45566" calcext:value-type="float">
            <text:p>45566</text:p>
          </table:table-cell>
          <table:table-cell office:value-type="float" office:value="144" calcext:value-type="float">
            <text:p>144</text:p>
          </table:table-cell>
          <table:table-cell office:value-type="date" office:date-value="2018-06-30T01:53:07" calcext:value-type="date">
            <text:p>30/06/18 01:53</text:p>
          </table:table-cell>
          <table:table-cell office:value-type="float" office:value="44850" calcext:value-type="float">
            <text:p>4485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748.12" calcext:value-type="float">
            <text:p>748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65</text:p>
          </table:table-cell>
          <table:table-cell office:value-type="float" office:value="44850" calcext:value-type="float">
            <text:p>4485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date" office:date-value="2018-06-30T00:52:44" calcext:value-type="date">
            <text:p>30/06/18 00:52</text:p>
          </table:table-cell>
          <table:table-cell office:value-type="float" office:value="44910" calcext:value-type="float">
            <text:p>4491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749.12" calcext:value-type="float">
            <text:p>749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02</text:p>
          </table:table-cell>
          <table:table-cell office:value-type="float" office:value="44910" calcext:value-type="float">
            <text:p>44910</text:p>
          </table:table-cell>
          <table:table-cell office:value-type="float" office:value="202" calcext:value-type="float">
            <text:p>202</text:p>
          </table:table-cell>
          <table:table-cell office:value-type="date" office:date-value="2018-06-30T01:59:07" calcext:value-type="date">
            <text:p>30/06/18 01:59</text:p>
          </table:table-cell>
          <table:table-cell office:value-type="float" office:value="43985" calcext:value-type="float">
            <text:p>43985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office:value-type="float" office:value="733.94" calcext:value-type="float">
            <text:p>733.9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9.51</text:p>
          </table:table-cell>
          <table:table-cell office:value-type="float" office:value="43985" calcext:value-type="float">
            <text:p>4398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2">
          <table:table-cell office:value-type="date" office:date-value="2018-06-30T00:58:44" calcext:value-type="date">
            <text:p>30/06/18 00:58</text:p>
          </table:table-cell>
          <table:table-cell office:value-type="float" office:value="42666" calcext:value-type="float">
            <text:p>42666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94" calcext:value-type="float">
            <text:p>0.94</text:p>
          </table:table-cell>
          <table:table-cell office:value-type="float" office:value="711.93" calcext:value-type="float">
            <text:p>711.9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6.64</text:p>
          </table:table-cell>
          <table:table-cell office:value-type="float" office:value="42666" calcext:value-type="float">
            <text:p>42666</text:p>
          </table:table-cell>
          <table:table-cell office:value-type="float" office:value="276" calcext:value-type="float">
            <text:p>276</text:p>
          </table:table-cell>
          <table:table-cell office:value-type="date" office:date-value="2018-06-30T02:05:07" calcext:value-type="date">
            <text:p>30/06/18 02:05</text:p>
          </table:table-cell>
          <table:table-cell office:value-type="float" office:value="45026" calcext:value-type="float">
            <text:p>45026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751.69" calcext:value-type="float">
            <text:p>751.6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2.73</text:p>
          </table:table-cell>
          <table:table-cell office:value-type="float" office:value="45026" calcext:value-type="float">
            <text:p>4502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office:value-type="date" office:date-value="2018-06-30T01:04:44" calcext:value-type="date">
            <text:p>30/06/18 01:04</text:p>
          </table:table-cell>
          <table:table-cell office:value-type="float" office:value="44126" calcext:value-type="float">
            <text:p>4412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736.17" calcext:value-type="float">
            <text:p>736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3.74</text:p>
          </table:table-cell>
          <table:table-cell office:value-type="float" office:value="44126" calcext:value-type="float">
            <text:p>44126</text:p>
          </table:table-cell>
          <table:table-cell office:value-type="float" office:value="314" calcext:value-type="float">
            <text:p>314</text:p>
          </table:table-cell>
          <table:table-cell office:value-type="date" office:date-value="2018-06-30T02:11:07" calcext:value-type="date">
            <text:p>30/06/18 02:11</text:p>
          </table:table-cell>
          <table:table-cell office:value-type="float" office:value="42797" calcext:value-type="float">
            <text:p>42797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office:value-type="float" office:value="713.64" calcext:value-type="float">
            <text:p>713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1.91</text:p>
          </table:table-cell>
          <table:table-cell office:value-type="float" office:value="42797" calcext:value-type="float">
            <text:p>42797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date" office:date-value="2018-06-30T01:10:44" calcext:value-type="date">
            <text:p>30/06/18 01:10</text:p>
          </table:table-cell>
          <table:table-cell office:value-type="float" office:value="42676" calcext:value-type="float">
            <text:p>4267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17" calcext:value-type="float">
            <text:p>1.17</text:p>
          </table:table-cell>
          <table:table-cell office:value-type="float" office:value="711.98" calcext:value-type="float">
            <text:p>711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5.79</text:p>
          </table:table-cell>
          <table:table-cell office:value-type="float" office:value="42676" calcext:value-type="float">
            <text:p>42676</text:p>
          </table:table-cell>
          <table:table-cell office:value-type="float" office:value="317" calcext:value-type="float">
            <text:p>317</text:p>
          </table:table-cell>
          <table:table-cell office:value-type="date" office:date-value="2018-06-30T02:17:07" calcext:value-type="date">
            <text:p>30/06/18 02:17</text:p>
          </table:table-cell>
          <table:table-cell office:value-type="float" office:value="43886" calcext:value-type="float">
            <text:p>43886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office:value-type="float" office:value="1.14" calcext:value-type="float">
            <text:p>1.14</text:p>
          </table:table-cell>
          <table:table-cell office:value-type="float" office:value="733.02" calcext:value-type="float">
            <text:p>733.0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8.17</text:p>
          </table:table-cell>
          <table:table-cell office:value-type="float" office:value="43886" calcext:value-type="float">
            <text:p>43886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2">
          <table:table-cell office:value-type="date" office:date-value="2018-06-30T01:16:44" calcext:value-type="date">
            <text:p>30/06/18 01:16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736.06" calcext:value-type="float">
            <text:p>736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4.51</text:p>
          </table:table-cell>
          <table:table-cell office:value-type="float" office:value="44075" calcext:value-type="float">
            <text:p>44075</text:p>
          </table:table-cell>
          <table:table-cell office:value-type="float" office:value="487" calcext:value-type="float">
            <text:p>487</text:p>
          </table:table-cell>
          <table:table-cell office:value-type="date" office:date-value="2018-06-30T02:23:07" calcext:value-type="date">
            <text:p>30/06/18 02:23</text:p>
          </table:table-cell>
          <table:table-cell office:value-type="float" office:value="45321" calcext:value-type="float">
            <text:p>45321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1.21" calcext:value-type="float">
            <text:p>1.21</text:p>
          </table:table-cell>
          <table:table-cell office:value-type="float" office:value="756.48" calcext:value-type="float">
            <text:p>756.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1.85</text:p>
          </table:table-cell>
          <table:table-cell office:value-type="float" office:value="45321" calcext:value-type="float">
            <text:p>45321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3" table:style-name="ce39"/>
          <table:covered-table-cell table:style-name="ce41"/>
          <table:covered-table-cell table:number-columns-repeated="4" table:style-name="ce39"/>
          <table:covered-table-cell table:style-name="ce44"/>
          <table:table-cell table:style-name="ce18" office:value-type="string" calcext:value-type="string" table:number-columns-spanned="10" table:number-rows-spanned="1">
            <text:p>CLIENTE 3</text:p>
          </table:table-cell>
          <table:covered-table-cell table:number-columns-repeated="8" table:style-name="ce39"/>
          <table:covered-table-cell table:style-name="ce44"/>
          <table:table-cell table:number-columns-repeated="2"/>
        </table:table-row>
        <table:table-row table:style-name="ro2">
          <table:table-cell table:style-name="ce3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style-name="ce39" office:value-type="string" calcext:value-type="string">
            <text:p>Date &amp; Time</text:p>
          </table:table-cell>
          <table:table-cell table:style-name="ce39" office:value-type="string" calcext:value-type="string">
            <text:p>Trans</text:p>
          </table:table-cell>
          <table:table-cell table:style-name="ce39" office:value-type="string" calcext:value-type="string">
            <text:p>Elap Time</text:p>
          </table:table-cell>
          <table:table-cell table:style-name="ce39" office:value-type="string" calcext:value-type="string">
            <text:p>Data Trans</text:p>
          </table:table-cell>
          <table:table-cell table:style-name="ce39" office:value-type="string" calcext:value-type="string">
            <text:p>Resp Time</text:p>
          </table:table-cell>
          <table:table-cell table:style-name="ce39" office:value-type="string" calcext:value-type="string">
            <text:p>Trans Rate</text:p>
          </table:table-cell>
          <table:table-cell table:style-name="ce39" office:value-type="string" calcext:value-type="string">
            <text:p>Throughput</text:p>
          </table:table-cell>
          <table:table-cell table:style-name="ce39" office:value-type="string" calcext:value-type="string">
            <text:p>Concurrent</text:p>
          </table:table-cell>
          <table:table-cell table:style-name="ce39" office:value-type="string" calcext:value-type="string">
            <text:p>OKAY</text:p>
          </table:table-cell>
          <table:table-cell table:style-name="ce44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office:value-type="date" office:date-value="2018-06-30T00:22:44" calcext:value-type="date">
            <text:p>30/06/18 00:22</text:p>
          </table:table-cell>
          <table:table-cell office:value-type="float" office:value="48023" calcext:value-type="float">
            <text:p>48023</text:p>
          </table:table-cell>
          <table:table-cell office:value-type="string" calcext:value-type="string">
            <text:p>59.42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08.2" calcext:value-type="float">
            <text:p>808.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13</text:p>
          </table:table-cell>
          <table:table-cell office:value-type="float" office:value="48023" calcext:value-type="float">
            <text:p>48023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30T01:29:07" calcext:value-type="date">
            <text:p>30/06/18 01:29</text:p>
          </table:table-cell>
          <table:table-cell office:value-type="float" office:value="45859" calcext:value-type="float">
            <text:p>45859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66.1" calcext:value-type="float">
            <text:p>766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39</text:p>
          </table:table-cell>
          <table:table-cell office:value-type="float" office:value="45859" calcext:value-type="float">
            <text:p>458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8-06-30T00:28:44" calcext:value-type="date">
            <text:p>30/06/18 00:28</text:p>
          </table:table-cell>
          <table:table-cell office:value-type="float" office:value="47346" calcext:value-type="float">
            <text:p>47346</text:p>
          </table:table-cell>
          <table:table-cell office:value-type="string" calcext:value-type="string">
            <text:p>59.98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89.36" calcext:value-type="float">
            <text:p>789.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1</text:p>
          </table:table-cell>
          <table:table-cell office:value-type="float" office:value="47346" calcext:value-type="float">
            <text:p>47346</text:p>
          </table:table-cell>
          <table:table-cell office:value-type="float" office:value="21" calcext:value-type="float">
            <text:p>21</text:p>
          </table:table-cell>
          <table:table-cell office:value-type="date" office:date-value="2018-06-30T01:35:07" calcext:value-type="date">
            <text:p>30/06/18 01:35</text:p>
          </table:table-cell>
          <table:table-cell office:value-type="float" office:value="47658" calcext:value-type="float">
            <text:p>4765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94.96" calcext:value-type="float">
            <text:p>794.9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08</text:p>
          </table:table-cell>
          <table:table-cell office:value-type="float" office:value="47658" calcext:value-type="float">
            <text:p>47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8-06-30T00:34:44" calcext:value-type="date">
            <text:p>30/06/18 00:34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767.26" calcext:value-type="float">
            <text:p>767.2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37</text:p>
          </table:table-cell>
          <table:table-cell office:value-type="float" office:value="45997" calcext:value-type="float">
            <text:p>45997</text:p>
          </table:table-cell>
          <table:table-cell office:value-type="float" office:value="67" calcext:value-type="float">
            <text:p>67</text:p>
          </table:table-cell>
          <table:table-cell office:value-type="date" office:date-value="2018-06-30T01:41:07" calcext:value-type="date">
            <text:p>30/06/18 01:41</text:p>
          </table:table-cell>
          <table:table-cell office:value-type="float" office:value="46472" calcext:value-type="float">
            <text:p>4647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775.05" calcext:value-type="float">
            <text:p>775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0.57</text:p>
          </table:table-cell>
          <table:table-cell office:value-type="float" office:value="46472" calcext:value-type="float">
            <text:p>46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date" office:date-value="2018-06-30T00:40:44" calcext:value-type="date">
            <text:p>30/06/18 00:40</text:p>
          </table:table-cell>
          <table:table-cell office:value-type="float" office:value="44711" calcext:value-type="float">
            <text:p>44711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745.68" calcext:value-type="float">
            <text:p>745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55</text:p>
          </table:table-cell>
          <table:table-cell office:value-type="float" office:value="44711" calcext:value-type="float">
            <text:p>44711</text:p>
          </table:table-cell>
          <table:table-cell office:value-type="float" office:value="61" calcext:value-type="float">
            <text:p>61</text:p>
          </table:table-cell>
          <table:table-cell office:value-type="date" office:date-value="2018-06-30T01:47:07" calcext:value-type="date">
            <text:p>30/06/18 01:47</text:p>
          </table:table-cell>
          <table:table-cell office:value-type="float" office:value="45928" calcext:value-type="float">
            <text:p>45928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766.11" calcext:value-type="float">
            <text:p>766.1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28</text:p>
          </table:table-cell>
          <table:table-cell office:value-type="float" office:value="45928" calcext:value-type="float">
            <text:p>4592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date" office:date-value="2018-06-30T00:46:44" calcext:value-type="date">
            <text:p>30/06/18 00:46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51.34" calcext:value-type="float">
            <text:p>751.3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0.25</text:p>
          </table:table-cell>
          <table:table-cell office:value-type="float" office:value="45013" calcext:value-type="float">
            <text:p>45013</text:p>
          </table:table-cell>
          <table:table-cell office:value-type="float" office:value="125" calcext:value-type="float">
            <text:p>125</text:p>
          </table:table-cell>
          <table:table-cell office:value-type="date" office:date-value="2018-06-30T01:53:07" calcext:value-type="date">
            <text:p>30/06/18 01:53</text:p>
          </table:table-cell>
          <table:table-cell office:value-type="float" office:value="45603" calcext:value-type="float">
            <text:p>45603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760.81" calcext:value-type="float">
            <text:p>760.8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8.90</text:p>
          </table:table-cell>
          <table:table-cell office:value-type="float" office:value="45603" calcext:value-type="float">
            <text:p>4560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date" office:date-value="2018-06-30T00:52:44" calcext:value-type="date">
            <text:p>30/06/18 00:52</text:p>
          </table:table-cell>
          <table:table-cell office:value-type="float" office:value="41949" calcext:value-type="float">
            <text:p>41949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0</text:p>
          </table:table-cell>
          <table:table-cell office:value-type="float" office:value="699.97" calcext:value-type="float">
            <text:p>699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2.07</text:p>
          </table:table-cell>
          <table:table-cell office:value-type="float" office:value="41949" calcext:value-type="float">
            <text:p>41949</text:p>
          </table:table-cell>
          <table:table-cell office:value-type="float" office:value="209" calcext:value-type="float">
            <text:p>209</text:p>
          </table:table-cell>
          <table:table-cell office:value-type="date" office:date-value="2018-06-30T01:59:07" calcext:value-type="date">
            <text:p>30/06/18 01:59</text:p>
          </table:table-cell>
          <table:table-cell office:value-type="float" office:value="44648" calcext:value-type="float">
            <text:p>44648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744.88" calcext:value-type="float">
            <text:p>744.8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5.27</text:p>
          </table:table-cell>
          <table:table-cell office:value-type="float" office:value="44648" calcext:value-type="float">
            <text:p>4464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date" office:date-value="2018-06-30T00:58:44" calcext:value-type="date">
            <text:p>30/06/18 00:58</text:p>
          </table:table-cell>
          <table:table-cell office:value-type="float" office:value="42897" calcext:value-type="float">
            <text:p>42897</text:p>
          </table:table-cell>
          <table:table-cell office:value-type="string" calcext:value-type="string">
            <text:p>59.89</text:p>
          </table:table-cell>
          <table:table-cell office:value-type="float" office:value="8" calcext:value-type="float">
            <text:p>8</text:p>
          </table:table-cell>
          <table:table-cell office:value-type="float" office:value="0.93" calcext:value-type="float">
            <text:p>0.93</text:p>
          </table:table-cell>
          <table:table-cell office:value-type="float" office:value="716.26" calcext:value-type="float">
            <text:p>716.2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5.51</text:p>
          </table:table-cell>
          <table:table-cell office:value-type="float" office:value="42897" calcext:value-type="float">
            <text:p>42897</text:p>
          </table:table-cell>
          <table:table-cell office:value-type="float" office:value="313" calcext:value-type="float">
            <text:p>313</text:p>
          </table:table-cell>
          <table:table-cell office:value-type="date" office:date-value="2018-06-30T02:05:07" calcext:value-type="date">
            <text:p>30/06/18 02:05</text:p>
          </table:table-cell>
          <table:table-cell office:value-type="float" office:value="44812" calcext:value-type="float">
            <text:p>44812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747.61" calcext:value-type="float">
            <text:p>747.6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6.26</text:p>
          </table:table-cell>
          <table:table-cell office:value-type="float" office:value="44812" calcext:value-type="float">
            <text:p>44812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office:value-type="date" office:date-value="2018-06-30T01:04:44" calcext:value-type="date">
            <text:p>30/06/18 01:04</text:p>
          </table:table-cell>
          <table:table-cell office:value-type="float" office:value="43119" calcext:value-type="float">
            <text:p>43119</text:p>
          </table:table-cell>
          <table:table-cell office:value-type="string" calcext:value-type="string">
            <text:p>60.02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718.41" calcext:value-type="float">
            <text:p>718.4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29.09</text:p>
          </table:table-cell>
          <table:table-cell office:value-type="float" office:value="43119" calcext:value-type="float">
            <text:p>43119</text:p>
          </table:table-cell>
          <table:table-cell office:value-type="float" office:value="309" calcext:value-type="float">
            <text:p>309</text:p>
          </table:table-cell>
          <table:table-cell office:value-type="date" office:date-value="2018-06-30T02:11:07" calcext:value-type="date">
            <text:p>30/06/18 02:11</text:p>
          </table:table-cell>
          <table:table-cell office:value-type="float" office:value="43525" calcext:value-type="float">
            <text:p>43525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office:value-type="float" office:value="726.87" calcext:value-type="float">
            <text:p>726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7.34</text:p>
          </table:table-cell>
          <table:table-cell office:value-type="float" office:value="43525" calcext:value-type="float">
            <text:p>43525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office:value-type="date" office:date-value="2018-06-30T01:10:44" calcext:value-type="date">
            <text:p>30/06/18 01:10</text:p>
          </table:table-cell>
          <table:table-cell office:value-type="float" office:value="43310" calcext:value-type="float">
            <text:p>43310</text:p>
          </table:table-cell>
          <table:table-cell office:value-type="string" calcext:value-type="string">
            <text:p>59.85</text:p>
          </table:table-cell>
          <table:table-cell office:value-type="float" office:value="8" calcext:value-type="float">
            <text:p>8</text:p>
          </table:table-cell>
          <table:table-cell office:value-type="float" office:value="1.16" calcext:value-type="float">
            <text:p>1.16</text:p>
          </table:table-cell>
          <table:table-cell office:value-type="float" office:value="723.64" calcext:value-type="float">
            <text:p>723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6.75</text:p>
          </table:table-cell>
          <table:table-cell office:value-type="float" office:value="43310" calcext:value-type="float">
            <text:p>43310</text:p>
          </table:table-cell>
          <table:table-cell office:value-type="float" office:value="400" calcext:value-type="float">
            <text:p>400</text:p>
          </table:table-cell>
          <table:table-cell office:value-type="date" office:date-value="2018-06-30T02:17:07" calcext:value-type="date">
            <text:p>30/06/18 02:17</text:p>
          </table:table-cell>
          <table:table-cell office:value-type="float" office:value="42640" calcext:value-type="float">
            <text:p>42640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office:value-type="float" office:value="1.17" calcext:value-type="float">
            <text:p>1.17</text:p>
          </table:table-cell>
          <table:table-cell office:value-type="float" office:value="712.33" calcext:value-type="float">
            <text:p>712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2.91</text:p>
          </table:table-cell>
          <table:table-cell office:value-type="float" office:value="42640" calcext:value-type="float">
            <text:p>4264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date" office:date-value="2018-06-30T01:16:44" calcext:value-type="date">
            <text:p>30/06/18 01:16</text:p>
          </table:table-cell>
          <table:table-cell office:value-type="float" office:value="41209" calcext:value-type="float">
            <text:p>41209</text:p>
          </table:table-cell>
          <table:table-cell office:value-type="string" calcext:value-type="string">
            <text:p>59.97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.31</text:p>
          </table:table-cell>
          <table:table-cell office:value-type="float" office:value="687.16" calcext:value-type="float">
            <text:p>687.1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02.29</text:p>
          </table:table-cell>
          <table:table-cell office:value-type="float" office:value="41209" calcext:value-type="float">
            <text:p>41209</text:p>
          </table:table-cell>
          <table:table-cell office:value-type="float" office:value="357" calcext:value-type="float">
            <text:p>357</text:p>
          </table:table-cell>
          <table:table-cell office:value-type="date" office:date-value="2018-06-30T02:23:07" calcext:value-type="date">
            <text:p>30/06/18 02:23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office:value-type="float" office:value="1.27" calcext:value-type="float">
            <text:p>1.27</text:p>
          </table:table-cell>
          <table:table-cell office:value-type="float" office:value="703.73" calcext:value-type="float">
            <text:p>703.7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96.69</text:p>
          </table:table-cell>
          <table:table-cell office:value-type="float" office:value="42125" calcext:value-type="float">
            <text:p>42125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</table:table>
      <table:table table:name="filtered" table:style-name="ta1">
        <table:shapes>
          <draw:frame draw:z-index="0" draw:style-name="gr1" draw:text-style-name="P1" svg:width="248.06mm" svg:height="151.66mm" svg:x="207.59mm" svg:y="0mm">
            <draw:object draw:notify-on-update-of-ranges="filtered.A3:filtered.A12 filtered.C3:filtered.C12 filtered.G3:filtered.G12 filtered.C15:filtered.C24 filtered.G15:filtered.G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8.98mm" svg:height="152.37mm" svg:x="207.26mm" svg:y="153.8mm">
            <draw:object draw:notify-on-update-of-ranges="filtered.A3:filtered.A12 filtered.B3:filtered.B12 filtered.F3:filtered.F12 filtered.B15:filtered.B24 filtered.F15:filtered.F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49.21mm" svg:height="152.36mm" svg:x="456.89mm" svg:y="0mm">
            <draw:object draw:notify-on-update-of-ranges="filtered.A3:filtered.A12 filtered.D3:filtered.D12 filtered.H3:filtered.H12 filtered.D15:filtered.D24 filtered.H15:filtered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24"/>
        <table:table-column table:style-name="co4" table:default-cell-style-name="ce28"/>
        <table:table-column table:style-name="co4" table:default-cell-style-name="Default"/>
        <table:table-column table:style-name="co4" table:default-cell-style-name="ce32"/>
        <table:table-column table:style-name="co2" table:default-cell-style-name="ce24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number-columns-repeated="1016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Soma dos Clientes – Balanceador com Round Robin</text:p>
          </table:table-cell>
          <table:covered-table-cell table:number-columns-repeated="2" table:style-name="ce26"/>
          <table:covered-table-cell table:style-name="ce30"/>
          <table:table-cell table:style-name="ce22" office:value-type="string" calcext:value-type="string" table:number-columns-spanned="4" table:number-rows-spanned="1">
            <text:p>Soma dos Clientes – Balanceador com End IP de Origem</text:p>
          </table:table-cell>
          <table:covered-table-cell table:number-columns-repeated="2" table:style-name="ce26"/>
          <table:covered-table-cell table:style-name="ce30"/>
          <table:table-cell table:number-columns-repeated="1016"/>
        </table:table-row>
        <table:table-row table:style-name="ro1">
          <table:table-cell table:style-name="ce23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27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34"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F4]+[unfiltered.F16]+[unfiltered.F28]" office:value-type="float" office:value="2402.62" calcext:value-type="float">
            <text:p>2402,62</text:p>
          </table:table-cell>
          <table:table-cell table:formula="of:=[unfiltered.J4]+[unfiltered.J16]+[unfiltered.J28]" office:value-type="float" office:value="22" calcext:value-type="float">
            <text:p>22</text:p>
          </table:table-cell>
          <table:table-cell table:formula="of:=AVERAGE([unfiltered.E4];[unfiltered.E16];[unfiltered.E28])" office:value-type="float" office:value="0.123333333333333" calcext:value-type="float">
            <text:p>0,123</text:p>
          </table:table-cell>
          <table:table-cell office:value-type="float" office:value="300" calcext:value-type="float">
            <text:p>300</text:p>
          </table:table-cell>
          <table:table-cell table:formula="of:=[unfiltered.P4]+[unfiltered.P16]+[unfiltered.P28]" office:value-type="float" office:value="2303.52" calcext:value-type="float">
            <text:p>2303,52</text:p>
          </table:table-cell>
          <table:table-cell table:formula="of:=[unfiltered.T4]+[unfiltered.T16]+[unfiltered.T28]" office:value-type="float" office:value="0" calcext:value-type="float">
            <text:p>0</text:p>
          </table:table-cell>
          <table:table-cell table:formula="of:=AVERAGE([unfiltered.O4];[unfiltered.O16];[unfiltered.O28])" office:value-type="float" office:value="0.13" calcext:value-type="float">
            <text:p>0,130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F5]+[unfiltered.F17]+[unfiltered.F29]" office:value-type="float" office:value="2354.86" calcext:value-type="float">
            <text:p>2354,86</text:p>
          </table:table-cell>
          <table:table-cell table:formula="of:=[unfiltered.J5]+[unfiltered.J17]+[unfiltered.J29]" office:value-type="float" office:value="101" calcext:value-type="float">
            <text:p>101</text:p>
          </table:table-cell>
          <table:table-cell table:formula="of:=AVERAGE([unfiltered.E5];[unfiltered.E17];[unfiltered.E29])" office:value-type="float" office:value="0.253333333333333" calcext:value-type="float">
            <text:p>0,253</text:p>
          </table:table-cell>
          <table:table-cell office:value-type="float" office:value="600" calcext:value-type="float">
            <text:p>600</text:p>
          </table:table-cell>
          <table:table-cell table:formula="of:=[unfiltered.P5]+[unfiltered.P17]+[unfiltered.P29]" office:value-type="float" office:value="2373.49" calcext:value-type="float">
            <text:p>2373,49</text:p>
          </table:table-cell>
          <table:table-cell table:formula="of:=[unfiltered.T5]+[unfiltered.T17]+[unfiltered.T29]" office:value-type="float" office:value="1" calcext:value-type="float">
            <text:p>1</text:p>
          </table:table-cell>
          <table:table-cell table:formula="of:=AVERAGE([unfiltered.O5];[unfiltered.O17];[unfiltered.O29])" office:value-type="float" office:value="0.25" calcext:value-type="float">
            <text:p>0,250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F6]+[unfiltered.F18]+[unfiltered.F30]" office:value-type="float" office:value="2286.7" calcext:value-type="float">
            <text:p>2286,70</text:p>
          </table:table-cell>
          <table:table-cell table:formula="of:=[unfiltered.J6]+[unfiltered.J18]+[unfiltered.J30]" office:value-type="float" office:value="218" calcext:value-type="float">
            <text:p>218</text:p>
          </table:table-cell>
          <table:table-cell table:formula="of:=AVERAGE([unfiltered.E6];[unfiltered.E18];[unfiltered.E30])" office:value-type="float" office:value="0.386666666666667" calcext:value-type="float">
            <text:p>0,387</text:p>
          </table:table-cell>
          <table:table-cell office:value-type="float" office:value="900" calcext:value-type="float">
            <text:p>900</text:p>
          </table:table-cell>
          <table:table-cell table:formula="of:=[unfiltered.P6]+[unfiltered.P18]+[unfiltered.P30]" office:value-type="float" office:value="2359.48" calcext:value-type="float">
            <text:p>2359,48</text:p>
          </table:table-cell>
          <table:table-cell table:formula="of:=[unfiltered.T6]+[unfiltered.T18]+[unfiltered.T30]" office:value-type="float" office:value="5" calcext:value-type="float">
            <text:p>5</text:p>
          </table:table-cell>
          <table:table-cell table:formula="of:=AVERAGE([unfiltered.O6];[unfiltered.O18];[unfiltered.O30])" office:value-type="float" office:value="0.373333333333333" calcext:value-type="float">
            <text:p>0,373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F7]+[unfiltered.F19]+[unfiltered.F31]" office:value-type="float" office:value="2215.4" calcext:value-type="float">
            <text:p>2215,40</text:p>
          </table:table-cell>
          <table:table-cell table:formula="of:=[unfiltered.J7]+[unfiltered.J19]+[unfiltered.J31]" office:value-type="float" office:value="216" calcext:value-type="float">
            <text:p>216</text:p>
          </table:table-cell>
          <table:table-cell table:formula="of:=AVERAGE([unfiltered.E7];[unfiltered.E19];[unfiltered.E31])" office:value-type="float" office:value="0.533333333333333" calcext:value-type="float">
            <text:p>0,533</text:p>
          </table:table-cell>
          <table:table-cell office:value-type="float" office:value="1200" calcext:value-type="float">
            <text:p>1200</text:p>
          </table:table-cell>
          <table:table-cell table:formula="of:=[unfiltered.P7]+[unfiltered.P19]+[unfiltered.P31]" office:value-type="float" office:value="2311.82" calcext:value-type="float">
            <text:p>2311,82</text:p>
          </table:table-cell>
          <table:table-cell table:formula="of:=[unfiltered.T7]+[unfiltered.T19]+[unfiltered.T31]" office:value-type="float" office:value="12" calcext:value-type="float">
            <text:p>12</text:p>
          </table:table-cell>
          <table:table-cell table:formula="of:=AVERAGE([unfiltered.O7];[unfiltered.O19];[unfiltered.O31])" office:value-type="float" office:value="0.506666666666667" calcext:value-type="float">
            <text:p>0,507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F8]+[unfiltered.F20]+[unfiltered.F32]" office:value-type="float" office:value="2270.85" calcext:value-type="float">
            <text:p>2270,85</text:p>
          </table:table-cell>
          <table:table-cell table:formula="of:=[unfiltered.J8]+[unfiltered.J20]+[unfiltered.J32]" office:value-type="float" office:value="368" calcext:value-type="float">
            <text:p>368</text:p>
          </table:table-cell>
          <table:table-cell table:formula="of:=AVERAGE([unfiltered.E8];[unfiltered.E20];[unfiltered.E32])" office:value-type="float" office:value="0.636666666666667" calcext:value-type="float">
            <text:p>0,637</text:p>
          </table:table-cell>
          <table:table-cell office:value-type="float" office:value="1500" calcext:value-type="float">
            <text:p>1500</text:p>
          </table:table-cell>
          <table:table-cell table:formula="of:=[unfiltered.P8]+[unfiltered.P20]+[unfiltered.P32]" office:value-type="float" office:value="2276.48" calcext:value-type="float">
            <text:p>2276,48</text:p>
          </table:table-cell>
          <table:table-cell table:formula="of:=[unfiltered.T8]+[unfiltered.T20]+[unfiltered.T32]" office:value-type="float" office:value="87" calcext:value-type="float">
            <text:p>87</text:p>
          </table:table-cell>
          <table:table-cell table:formula="of:=AVERAGE([unfiltered.O8];[unfiltered.O20];[unfiltered.O32])" office:value-type="float" office:value="0.636666666666667" calcext:value-type="float">
            <text:p>0,637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F9]+[unfiltered.F21]+[unfiltered.F33]" office:value-type="float" office:value="2225.1" calcext:value-type="float">
            <text:p>2225,10</text:p>
          </table:table-cell>
          <table:table-cell table:formula="of:=[unfiltered.J9]+[unfiltered.J21]+[unfiltered.J33]" office:value-type="float" office:value="633" calcext:value-type="float">
            <text:p>633</text:p>
          </table:table-cell>
          <table:table-cell table:formula="of:=AVERAGE([unfiltered.E9];[unfiltered.E21];[unfiltered.E33])" office:value-type="float" office:value="0.766666666666667" calcext:value-type="float">
            <text:p>0,767</text:p>
          </table:table-cell>
          <table:table-cell office:value-type="float" office:value="1800" calcext:value-type="float">
            <text:p>1800</text:p>
          </table:table-cell>
          <table:table-cell table:formula="of:=[unfiltered.P9]+[unfiltered.P21]+[unfiltered.P33]" office:value-type="float" office:value="2216.38" calcext:value-type="float">
            <text:p>2216,38</text:p>
          </table:table-cell>
          <table:table-cell table:formula="of:=[unfiltered.T9]+[unfiltered.T21]+[unfiltered.T33]" office:value-type="float" office:value="214" calcext:value-type="float">
            <text:p>214</text:p>
          </table:table-cell>
          <table:table-cell table:formula="of:=AVERAGE([unfiltered.O9];[unfiltered.O21];[unfiltered.O33])" office:value-type="float" office:value="0.776666666666667" calcext:value-type="float">
            <text:p>0,777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F10]+[unfiltered.F22]+[unfiltered.F34]" office:value-type="float" office:value="2159.41" calcext:value-type="float">
            <text:p>2159,41</text:p>
          </table:table-cell>
          <table:table-cell table:formula="of:=[unfiltered.J10]+[unfiltered.J22]+[unfiltered.J34]" office:value-type="float" office:value="942" calcext:value-type="float">
            <text:p>942</text:p>
          </table:table-cell>
          <table:table-cell table:formula="of:=AVERAGE([unfiltered.E10];[unfiltered.E22];[unfiltered.E34])" office:value-type="float" office:value="0.926666666666667" calcext:value-type="float">
            <text:p>0,927</text:p>
          </table:table-cell>
          <table:table-cell office:value-type="float" office:value="2100" calcext:value-type="float">
            <text:p>2100</text:p>
          </table:table-cell>
          <table:table-cell table:formula="of:=[unfiltered.P10]+[unfiltered.P22]+[unfiltered.P34]" office:value-type="float" office:value="2242.17" calcext:value-type="float">
            <text:p>2242,17</text:p>
          </table:table-cell>
          <table:table-cell table:formula="of:=[unfiltered.T10]+[unfiltered.T22]+[unfiltered.T34]" office:value-type="float" office:value="332" calcext:value-type="float">
            <text:p>332</text:p>
          </table:table-cell>
          <table:table-cell table:formula="of:=AVERAGE([unfiltered.O10];[unfiltered.O22];[unfiltered.O34])" office:value-type="float" office:value="0.886666666666667" calcext:value-type="float">
            <text:p>0,887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F11]+[unfiltered.F23]+[unfiltered.F35]" office:value-type="float" office:value="2148.8" calcext:value-type="float">
            <text:p>2148,80</text:p>
          </table:table-cell>
          <table:table-cell table:formula="of:=[unfiltered.J11]+[unfiltered.J23]+[unfiltered.J35]" office:value-type="float" office:value="930" calcext:value-type="float">
            <text:p>930</text:p>
          </table:table-cell>
          <table:table-cell table:formula="of:=AVERAGE([unfiltered.E11];[unfiltered.E23];[unfiltered.E35])" office:value-type="float" office:value="1.03" calcext:value-type="float">
            <text:p>1,030</text:p>
          </table:table-cell>
          <table:table-cell office:value-type="float" office:value="2400" calcext:value-type="float">
            <text:p>2400</text:p>
          </table:table-cell>
          <table:table-cell table:formula="of:=[unfiltered.P11]+[unfiltered.P23]+[unfiltered.P35]" office:value-type="float" office:value="2167.84" calcext:value-type="float">
            <text:p>2167,84</text:p>
          </table:table-cell>
          <table:table-cell table:formula="of:=[unfiltered.T11]+[unfiltered.T23]+[unfiltered.T35]" office:value-type="float" office:value="421" calcext:value-type="float">
            <text:p>421</text:p>
          </table:table-cell>
          <table:table-cell table:formula="of:=AVERAGE([unfiltered.O11];[unfiltered.O23];[unfiltered.O35])" office:value-type="float" office:value="1.03666666666667" calcext:value-type="float">
            <text:p>1,037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F12]+[unfiltered.F24]+[unfiltered.F36]" office:value-type="float" office:value="2152.78" calcext:value-type="float">
            <text:p>2152,78</text:p>
          </table:table-cell>
          <table:table-cell table:formula="of:=[unfiltered.J12]+[unfiltered.J24]+[unfiltered.J36]" office:value-type="float" office:value="1044" calcext:value-type="float">
            <text:p>1044</text:p>
          </table:table-cell>
          <table:table-cell table:formula="of:=AVERAGE([unfiltered.E12];[unfiltered.E24];[unfiltered.E36])" office:value-type="float" office:value="1.16333333333333" calcext:value-type="float">
            <text:p>1,163</text:p>
          </table:table-cell>
          <table:table-cell office:value-type="float" office:value="2700" calcext:value-type="float">
            <text:p>2700</text:p>
          </table:table-cell>
          <table:table-cell table:formula="of:=[unfiltered.P12]+[unfiltered.P24]+[unfiltered.P36]" office:value-type="float" office:value="2154.13" calcext:value-type="float">
            <text:p>2154,13</text:p>
          </table:table-cell>
          <table:table-cell table:formula="of:=[unfiltered.T12]+[unfiltered.T24]+[unfiltered.T36]" office:value-type="float" office:value="505" calcext:value-type="float">
            <text:p>505</text:p>
          </table:table-cell>
          <table:table-cell table:formula="of:=AVERAGE([unfiltered.O12];[unfiltered.O24];[unfiltered.O36])" office:value-type="float" office:value="1.16" calcext:value-type="float">
            <text:p>1,160</text:p>
          </table:table-cell>
          <table:table-cell table:number-columns-repeated="1016"/>
        </table:table-row>
        <table:table-row table:style-name="ro1">
          <table:table-cell table:style-name="ce25" office:value-type="float" office:value="3000" calcext:value-type="float">
            <text:p>3000</text:p>
          </table:table-cell>
          <table:table-cell table:style-name="ce29" table:formula="of:=[unfiltered.F13]+[unfiltered.F25]+[unfiltered.F37]" office:value-type="float" office:value="2136.87" calcext:value-type="float">
            <text:p>2136,87</text:p>
          </table:table-cell>
          <table:table-cell table:style-name="ce8" table:formula="of:=[unfiltered.J13]+[unfiltered.J25]+[unfiltered.J37]" office:value-type="float" office:value="1255" calcext:value-type="float">
            <text:p>1255</text:p>
          </table:table-cell>
          <table:table-cell table:style-name="ce33" table:formula="of:=AVERAGE([unfiltered.E13];[unfiltered.E25];[unfiltered.E37])" office:value-type="float" office:value="1.27333333333333" calcext:value-type="float">
            <text:p>1,273</text:p>
          </table:table-cell>
          <table:table-cell table:style-name="ce25" office:value-type="float" office:value="3000" calcext:value-type="float">
            <text:p>3000</text:p>
          </table:table-cell>
          <table:table-cell table:style-name="ce29" table:formula="of:=[unfiltered.P13]+[unfiltered.P25]+[unfiltered.P37]" office:value-type="float" office:value="2191.73" calcext:value-type="float">
            <text:p>2191,73</text:p>
          </table:table-cell>
          <table:table-cell table:style-name="ce8" table:formula="of:=[unfiltered.T13]+[unfiltered.T25]+[unfiltered.T37]" office:value-type="float" office:value="952" calcext:value-type="float">
            <text:p>952</text:p>
          </table:table-cell>
          <table:table-cell table:style-name="ce33" table:formula="of:=AVERAGE([unfiltered.O13];[unfiltered.O25];[unfiltered.O37])" office:value-type="float" office:value="1.24" calcext:value-type="float">
            <text:p>1,24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 table:number-columns-spanned="4" table:number-rows-spanned="1">
            <text:p>Soma dos Clientes – Sem Balanceador</text:p>
          </table:table-cell>
          <table:covered-table-cell table:number-columns-repeated="2" table:style-name="ce26"/>
          <table:covered-table-cell table:style-name="ce30"/>
          <table:table-cell table:style-name="ce22" office:value-type="string" calcext:value-type="string" table:number-columns-spanned="4" table:number-rows-spanned="1">
            <text:p>Soma dos Clientes – Sem ClickOS</text:p>
          </table:table-cell>
          <table:covered-table-cell table:number-columns-repeated="2" table:style-name="ce26"/>
          <table:covered-table-cell table:style-name="ce30"/>
          <table:table-cell table:number-columns-repeated="1016"/>
        </table:table-row>
        <table:table-row table:style-name="ro1">
          <table:table-cell table:style-name="ce23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style-name="ce27" office:value-type="string" calcext:value-type="string">
            <text:p>Cli Simult</text:p>
          </table:table-cell>
          <table:table-cell table:style-name="ce27" office:value-type="string" calcext:value-type="string">
            <text:p><text:s/>Med. Trans/s</text:p>
          </table:table-cell>
          <table:table-cell table:style-name="ce27" office:value-type="string" calcext:value-type="string">
            <text:p>Falhas</text:p>
          </table:table-cell>
          <table:table-cell table:style-name="ce31" office:value-type="string" calcext:value-type="string">
            <text:p>Tempo médio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300" calcext:value-type="float">
            <text:p>3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600" calcext:value-type="float">
            <text:p>6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900" calcext:value-type="float">
            <text:p>9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1200" calcext:value-type="float">
            <text:p>12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1500" calcext:value-type="float">
            <text:p>15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1800" calcext:value-type="float">
            <text:p>18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2100" calcext:value-type="float">
            <text:p>21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2400" calcext:value-type="float">
            <text:p>24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office:value-type="float" office:value="2700" calcext:value-type="float">
            <text:p>2700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[#REF!]+[#REF!]+[#REF!]" office:value-type="string" office:string-value="" calcext:value-type="error">
            <text:p>#VALOR!</text:p>
          </table:table-cell>
          <table:table-cell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">
          <table:table-cell table:style-name="ce25" office:value-type="float" office:value="3000" calcext:value-type="float">
            <text:p>3000</text:p>
          </table:table-cell>
          <table:table-cell table:style-name="ce29" table:formula="of:=[#REF!]+[#REF!]+[#REF!]" office:value-type="string" office:string-value="" calcext:value-type="error">
            <text:p>#VALOR!</text:p>
          </table:table-cell>
          <table:table-cell table:style-name="ce8" table:formula="of:=[#REF!]+[#REF!]+[#REF!]" office:value-type="string" office:string-value="" calcext:value-type="error">
            <text:p>#VALOR!</text:p>
          </table:table-cell>
          <table:table-cell table:style-name="ce33" table:formula="of:=AVERAGE([#REF!];[#REF!];[#REF!])" office:value-type="string" office:string-value="" calcext:value-type="error">
            <text:p>#REF!</text:p>
          </table:table-cell>
          <table:table-cell table:style-name="ce25" office:value-type="float" office:value="3000" calcext:value-type="float">
            <text:p>3000</text:p>
          </table:table-cell>
          <table:table-cell table:style-name="ce29" table:formula="of:=[#REF!]+[#REF!]+[#REF!]" office:value-type="string" office:string-value="" calcext:value-type="error">
            <text:p>#VALOR!</text:p>
          </table:table-cell>
          <table:table-cell table:style-name="ce8" table:formula="of:=[#REF!]+[#REF!]+[#REF!]" office:value-type="string" office:string-value="" calcext:value-type="error">
            <text:p>#VALOR!</text:p>
          </table:table-cell>
          <table:table-cell table:style-name="ce33" table:formula="of:=AVERAGE([#REF!];[#REF!];[#REF!])" office:value-type="string" office:string-value="" calcext:value-type="error">
            <text:p>#REF!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filtered.C129:filtered.K2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1:32:59.0830685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6.0.3.2$Linux_X86_64 LibreOffice_project/00m0$Build-2</meta:generator>
    <dc:date>2018-07-04T14:09:33.812014461</dc:date>
    <meta:editing-duration>P1DT51M40S</meta:editing-duration>
    <meta:editing-cycles>36</meta:editing-cycles>
    <meta:document-statistic meta:table-count="2" meta:cell-count="8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aximum="1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2cm" svg:height="15.237cm" xlink:href=".." xlink:type="simple" chart:class="chart:line" chart:style-name="ch1">
        <chart:legend chart:legend-position="top" svg:x="8.622cm" svg:y="0.185cm" style:legend-expansion="wide" chart:style-name="ch2"/>
        <chart:plot-area chart:style-name="ch3" table:cell-range-address="filtered.A3:filtered.A12 filtered.D3:filtered.D12 filtered.H3:filtered.H12 filtered.D15:filtered.D24 filtered.H15:filtered.H24" chart:data-source-has-labels="both" svg:x="0.787cm" svg:y="0.738cm" svg:width="23.889cm" svg:height="14.177cm">
          <chartooo:coordinate-region svg:x="1.94cm" svg:y="0.906cm" svg:width="22.333cm" svg:height="13.425cm"/>
          <chart:axis chart:dimension="x" chart:name="primary-x" chart:style-name="ch4" chartooo:axis-type="auto">
            <chartooo:date-scale/>
            <chart:title svg:x="22.433cm" svg:y="14.612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.001cm" svg:y="2.456cm" chart:style-name="ch7">
              <text:p>segundos</text:p>
            </chart:title>
            <chart:grid chart:style-name="ch8" chart:class="major"/>
          </chart:axis>
          <chart:series chart:style-name="ch9" chart:values-cell-range-address="filtered.D3:filtered.D12" loext:label-string="rr" chart:class="chart:line">
            <chart:data-point chart:repeated="10"/>
          </chart:series>
          <chart:series chart:style-name="ch10" chart:values-cell-range-address="filtered.H3:filtered.H12" loext:label-string="end_ip" chart:class="chart:line">
            <chart:data-point chart:repeated="10"/>
          </chart:series>
          <chart:series chart:style-name="ch11" chart:values-cell-range-address="filtered.D15:filtered.D24" loext:label-string="s_bc" chart:class="chart:line">
            <chart:data-point chart:repeated="10"/>
          </chart:series>
          <chart:series chart:style-name="ch12" chart:values-cell-range-address="filtered.H15:filtered.H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0.123333333333333">
                <text:p>0.123333333333333</text:p>
                <draw:g>
                  <svg:desc>filtered.D3:filtered.D12</svg:desc>
                </draw:g>
              </table:table-cell>
              <table:table-cell office:value-type="float" office:value="0.13">
                <text:p>0.13</text:p>
                <draw:g>
                  <svg:desc>filtered.H3:filtered.H12</svg:desc>
                </draw:g>
              </table:table-cell>
              <table:table-cell office:value-type="float" office:value="NaN">
                <text:p>NaN</text:p>
                <draw:g>
                  <svg:desc>filtered.D15:filtered.D24</svg:desc>
                </draw:g>
              </table:table-cell>
              <table:table-cell office:value-type="float" office:value="NaN">
                <text:p>NaN</text:p>
                <draw:g>
                  <svg:desc>filtered.H15:filtered.H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03">
                <text:p>1.03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16333333333333">
                <text:p>1.1633333333333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27333333333333">
                <text:p>1.27333333333333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07cm" svg:height="15.167cm" xlink:href=".." xlink:type="simple" chart:class="chart:line" chart:style-name="ch1">
        <chart:legend chart:legend-position="top" svg:x="8.564cm" svg:y="0.185cm" style:legend-expansion="wide" chart:style-name="ch2"/>
        <chart:plot-area chart:style-name="ch3" table:cell-range-address="filtered.A3:filtered.A12 filtered.C3:filtered.C12 filtered.G3:filtered.G12 filtered.C15:filtered.C24 filtered.G15:filtered.G24" chart:data-source-has-labels="both" svg:x="0.216cm" svg:y="0.737cm" svg:width="24.491cm" svg:height="14.302cm">
          <chartooo:coordinate-region svg:x="1.269cm" svg:y="0.905cm" svg:width="23.036cm" svg:height="13.55cm"/>
          <chart:axis chart:dimension="x" chart:name="primary-x" chart:style-name="ch4" chartooo:axis-type="auto">
            <chartooo:date-scale/>
            <chart:title svg:x="1.773cm" svg:y="14.542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.001cm" svg:y="14.555cm" chart:style-name="ch7">
              <text:p>erros</text:p>
            </chart:title>
            <chart:grid chart:style-name="ch8" chart:class="major"/>
          </chart:axis>
          <chart:series chart:style-name="ch9" chart:values-cell-range-address="filtered.C3:filtered.C12" loext:label-string="rr" chart:class="chart:line">
            <chart:data-point chart:repeated="10"/>
          </chart:series>
          <chart:series chart:style-name="ch10" chart:values-cell-range-address="filtered.G3:filtered.G12" loext:label-string="end_ip" chart:class="chart:line">
            <chart:data-point chart:repeated="10"/>
          </chart:series>
          <chart:series chart:style-name="ch11" chart:values-cell-range-address="filtered.C15:filtered.C24" loext:label-string="s_bc" chart:class="chart:line">
            <chart:data-point chart:repeated="10"/>
          </chart:series>
          <chart:series chart:style-name="ch12" chart:values-cell-range-address="filtered.G15:filtered.G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22">
                <text:p>22</text:p>
                <draw:g>
                  <svg:desc>filtered.C3:filtered.C12</svg:desc>
                </draw:g>
              </table:table-cell>
              <table:table-cell office:value-type="float" office:value="0">
                <text:p>0</text:p>
                <draw:g>
                  <svg:desc>filtered.G3:filtered.G12</svg:desc>
                </draw:g>
              </table:table-cell>
              <table:table-cell office:value-type="float" office:value="NaN">
                <text:p>NaN</text:p>
                <draw:g>
                  <svg:desc>filtered.C15:filtered.C24</svg:desc>
                </draw:g>
              </table:table-cell>
              <table:table-cell office:value-type="float" office:value="NaN">
                <text:p>NaN</text:p>
                <draw:g>
                  <svg:desc>filtered.G15:filtered.G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6">
                <text:p>2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68">
                <text:p>36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33">
                <text:p>633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42">
                <text:p>94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30">
                <text:p>93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44">
                <text:p>1044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55">
                <text:p>1255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900" chart:maximum="390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99cm" svg:height="15.238cm" xlink:href=".." xlink:type="simple" chart:class="chart:line" chart:style-name="ch1">
        <chart:legend chart:legend-position="top" svg:x="8.61cm" svg:y="0.185cm" style:legend-expansion="wide" chart:style-name="ch2"/>
        <chart:plot-area chart:style-name="ch3" table:cell-range-address="filtered.A3:filtered.B12 filtered.F3:filtered.F12 filtered.B15:filtered.B24 filtered.F15:filtered.F24" chart:data-source-has-labels="both" svg:x="0.511cm" svg:y="0.88cm" svg:width="24.267cm" svg:height="14.174cm">
          <chartooo:coordinate-region svg:x="2.065cm" svg:y="1.048cm" svg:width="22.31cm" svg:height="13.423cm"/>
          <chart:axis chart:dimension="x" chart:name="primary-x" chart:style-name="ch4" chartooo:axis-type="auto">
            <chartooo:date-scale/>
            <chart:title svg:x="22.443cm" svg:y="14.613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.001cm" svg:y="6.904cm" chart:style-name="ch7">
              <text:p>média de transações por segundo</text:p>
            </chart:title>
            <chart:grid chart:style-name="ch8" chart:class="major"/>
          </chart:axis>
          <chart:series chart:style-name="ch9" chart:values-cell-range-address="filtered.B3:filtered.B12" loext:label-string="rr" chart:class="chart:line">
            <chart:data-point chart:repeated="10"/>
          </chart:series>
          <chart:series chart:style-name="ch10" chart:values-cell-range-address="filtered.F3:filtered.F12" loext:label-string="end_ip" chart:class="chart:line">
            <chart:data-point chart:repeated="10"/>
          </chart:series>
          <chart:series chart:style-name="ch11" chart:values-cell-range-address="filtered.B15:filtered.B24" loext:label-string="s_bc" chart:class="chart:line">
            <chart:data-point chart:repeated="10"/>
          </chart:series>
          <chart:series chart:style-name="ch12" chart:values-cell-range-address="filtered.F15:filtered.F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2402.62">
                <text:p>2402.62</text:p>
                <draw:g>
                  <svg:desc>filtered.B3:filtered.B12</svg:desc>
                </draw:g>
              </table:table-cell>
              <table:table-cell office:value-type="float" office:value="2303.52">
                <text:p>2303.52</text:p>
                <draw:g>
                  <svg:desc>filtered.F3:filtered.F12</svg:desc>
                </draw:g>
              </table:table-cell>
              <table:table-cell office:value-type="float" office:value="NaN">
                <text:p>NaN</text:p>
                <draw:g>
                  <svg:desc>filtered.B15:filtered.B24</svg:desc>
                </draw:g>
              </table:table-cell>
              <table:table-cell office:value-type="float" office:value="NaN">
                <text:p>NaN</text:p>
                <draw:g>
                  <svg:desc>filtered.F15:filtered.F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354.86">
                <text:p>2354.86</text:p>
              </table:table-cell>
              <table:table-cell office:value-type="float" office:value="2373.49">
                <text:p>237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86.7">
                <text:p>2286.7</text:p>
              </table:table-cell>
              <table:table-cell office:value-type="float" office:value="2359.48">
                <text:p>235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15.4">
                <text:p>2215.4</text:p>
              </table:table-cell>
              <table:table-cell office:value-type="float" office:value="2311.82">
                <text:p>231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70.85">
                <text:p>2270.85</text:p>
              </table:table-cell>
              <table:table-cell office:value-type="float" office:value="2276.48">
                <text:p>227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25.1">
                <text:p>2225.1</text:p>
              </table:table-cell>
              <table:table-cell office:value-type="float" office:value="2216.38">
                <text:p>221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59.41">
                <text:p>2159.41</text:p>
              </table:table-cell>
              <table:table-cell office:value-type="float" office:value="2242.17">
                <text:p>2242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148.8">
                <text:p>2148.8</text:p>
              </table:table-cell>
              <table:table-cell office:value-type="float" office:value="2167.84">
                <text:p>216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52.78">
                <text:p>2152.78</text:p>
              </table:table-cell>
              <table:table-cell office:value-type="float" office:value="2154.13">
                <text:p>215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36.87">
                <text:p>2136.87</text:p>
              </table:table-cell>
              <table:table-cell office:value-type="float" office:value="2191.73">
                <text:p>219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